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, Verdana, sans-serif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color="#0000ff"/>
    </style:style>
    <style:style style:name="P2" style:family="paragraph" style:parent-style-name="code">
      <style:text-properties fo:color="#000000"/>
    </style:style>
    <style:style style:name="P3" style:family="paragraph" style:parent-style-name="code">
      <style:text-properties fo:color="#ff0000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variant="normal" fo:text-transform="none" fo:color="#151515" style:font-name="Arial1" fo:font-size="9.75pt" fo:letter-spacing="normal" fo:font-style="normal" fo:font-weight="bold"/>
    </style:style>
    <style:style style:name="P6" style:family="paragraph" style:parent-style-name="Text_20_body">
      <style:text-properties fo:color="#0000ff"/>
    </style:style>
    <style:style style:name="P7" style:family="paragraph" style:parent-style-name="Text_20_body">
      <style:paragraph-properties fo:margin-left="1.251cm" fo:margin-right="0cm" fo:text-indent="0cm" style:auto-text-indent="false"/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" style:family="paragraph" style:parent-style-name="Text_20_body" style:list-style-name="List_20_3"/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fo:font-weight="bold" style:font-weight-asian="bold" style:font-weight-complex="bold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85491" style:text-underline-style="solid" style:text-underline-width="auto" style:text-underline-color="font-color" fo:font-weight="normal"/>
    </style:style>
    <style:style style:name="T7" style:family="text">
      <style:text-properties fo:color="#185491" style:text-underline-style="solid" style:text-underline-width="auto" style:text-underline-color="font-color" fo:font-weight="normal" fo:background-color="#ffff00"/>
    </style:style>
    <style:style style:name="T8" style:family="text">
      <style:text-properties fo:font-variant="normal" fo:text-transform="none" fo:color="#185491" style:font-name="Arial1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185491" style:font-name="Arial1" fo:letter-spacing="normal" fo:font-style="normal" style:text-underline-style="solid" style:text-underline-width="auto" style:text-underline-color="font-color" fo:font-weight="normal" fo:background-color="#ffff00"/>
    </style:style>
    <style:style style:name="T10" style:family="text">
      <style:text-properties fo:background-color="#ffff00"/>
    </style:style>
    <style:style style:name="T11" style:family="text">
      <style:text-properties fo:color="#ff0000"/>
    </style:style>
    <style:style style:name="T12" style:family="text">
      <style:text-properties fo:color="#ff0000" fo:font-weight="bold" style:font-weight-asian="bold" style:font-weight-complex="bol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9"><text:a xlink:type="simple" xlink:href="#__RefHeading__859_219908181" text:style-name="Internet_20_link" text:visited-style-name="Internet_20_link">1. </text:a>The Cpp Boost Library<text:tab/>1</text:p>
          <text:p text:style-name="P10"><text:a xlink:type="simple" xlink:href="#__RefHeading__861_219908181" text:style-name="Internet_20_link" text:visited-style-name="Internet_20_link">1.1. </text:a>Ziele<text:tab/>1</text:p>
          <text:p text:style-name="P10"><text:a xlink:type="simple" xlink:href="#__RefHeading__863_219908181" text:style-name="Internet_20_link" text:visited-style-name="Internet_20_link">1.2. </text:a>Überblick<text:tab/>1</text:p>
          <text:p text:style-name="P8"><text:a xlink:type="simple" xlink:href="#__RefHeading__865_219908181" text:style-name="Internet_20_link" text:visited-style-name="Internet_20_link">1.2.1. </text:a>Download<text:tab/>2</text:p>
          <text:p text:style-name="P8"><text:a xlink:type="simple" xlink:href="#__RefHeading__867_219908181" text:style-name="Internet_20_link" text:visited-style-name="Internet_20_link">1.2.2. </text:a>Installation (linux)<text:tab/>2</text:p>
          <text:p text:style-name="P8"><text:a xlink:type="simple" xlink:href="#__RefHeading__869_219908181" text:style-name="Internet_20_link" text:visited-style-name="Internet_20_link">1.2.3. </text:a>Übersetzen: Header Dateien und Library nutzen<text:tab/>2</text:p>
          <text:p text:style-name="P11"><text:a xlink:type="simple" xlink:href="#__RefHeading__871_219908181" text:style-name="Internet_20_link" text:visited-style-name="Internet_20_link">1.2.3.1</text:a>Beispiel: example-tokenizer.cpp<text:tab/>3</text:p>
          <text:p text:style-name="P11"><text:a xlink:type="simple" xlink:href="#__RefHeading__887_219908181" text:style-name="Internet_20_link" text:visited-style-name="Internet_20_link">1.2.3.2</text:a>Beispiel: example-regex.cpp<text:tab/>4</text:p>
          <text:p text:style-name="P10"><text:a xlink:type="simple" xlink:href="#__RefHeading__755_747687527" text:style-name="Internet_20_link" text:visited-style-name="Internet_20_link">1.3. </text:a>Regular Expression<text:tab/>5</text:p>
          <text:p text:style-name="P8"><text:a xlink:type="simple" xlink:href="#__RefHeading__2530_186705423" text:style-name="Internet_20_link" text:visited-style-name="Internet_20_link">1.3.1. </text:a>Einführung: Regular Expression<text:tab/>5</text:p>
          <text:p text:style-name="P8"><text:a xlink:type="simple" xlink:href="#__RefHeading__2532_186705423" text:style-name="Internet_20_link" text:visited-style-name="Internet_20_link">1.3.2. </text:a>Algorithmen, Strings, Token<text:tab/>5</text:p>
          <text:p text:style-name="P11"><text:a xlink:type="simple" xlink:href="#__RefHeading__2534_186705423" text:style-name="Internet_20_link" text:visited-style-name="Internet_20_link">1.3.2.1</text:a>Beispiel: algo-string-replace-all.cpp<text:tab/>6</text:p>
          <text:p text:style-name="P11"><text:a xlink:type="simple" xlink:href="#__RefHeading__2536_186705423" text:style-name="Internet_20_link" text:visited-style-name="Internet_20_link">1.3.2.2</text:a>Beispiel: tokenizer.cpp<text:tab/>6</text:p>
          <text:p text:style-name="P8"><text:a xlink:type="simple" xlink:href="#__RefHeading__2549_186705423" text:style-name="Internet_20_link" text:visited-style-name="Internet_20_link">1.3.3. </text:a>Beispiel: Typische Regex-Funktionen<text:tab/>7</text:p>
          <text:p text:style-name="P11"><text:a xlink:type="simple" xlink:href="#__RefHeading__2551_186705423" text:style-name="Internet_20_link" text:visited-style-name="Internet_20_link">1.3.3.1</text:a>Beispiel: 01-regex_match.cpp<text:tab/>7</text:p>
          <text:p text:style-name="P11"><text:a xlink:type="simple" xlink:href="#__RefHeading__2555_186705423" text:style-name="Internet_20_link" text:visited-style-name="Internet_20_link">1.3.3.2</text:a>Beispiel: 02-regex_search.cpp<text:tab/>9</text:p>
          <text:p text:style-name="P11"><text:a xlink:type="simple" xlink:href="#__RefHeading__2553_186705423" text:style-name="Internet_20_link" text:visited-style-name="Internet_20_link">1.3.3.3</text:a>Beispiel: 03-regex_match_result.cpp<text:tab/>10</text:p>
          <text:p text:style-name="P11"><text:a xlink:type="simple" xlink:href="#__RefHeading__2557_186705423" text:style-name="Internet_20_link" text:visited-style-name="Internet_20_link">1.3.3.4</text:a>Beispiel: 04-regex_replace.cpp<text:tab/>11</text:p>
          <text:p text:style-name="P10"><text:a xlink:type="simple" xlink:href="#__RefHeading__2600_186705423" text:style-name="Internet_20_link" text:visited-style-name="Internet_20_link">1.4. </text:a>Regex: Aufgaben<text:tab/>14</text:p>
          <text:p text:style-name="P8"><text:a xlink:type="simple" xlink:href="#__RefHeading__5311_741739078" text:style-name="Internet_20_link" text:visited-style-name="Internet_20_link">1.4.1. </text:a>Aufgabe: Regex-insert-into (u,m)<text:tab/>14</text:p>
          <text:p text:style-name="P8"><text:a xlink:type="simple" xlink:href="#__RefHeading__2341_267592999" text:style-name="Internet_20_link" text:visited-style-name="Internet_20_link">1.4.2. </text:a>Aufgabe: regex-ip-anonym (u, m)<text:tab/>15</text:p>
          <text:p text:style-name="P8"><text:a xlink:type="simple" xlink:href="#__RefHeading__2345_267592999" text:style-name="Internet_20_link" text:visited-style-name="Internet_20_link">1.4.3. </text:a>Aufgabe: regex-double (u,m)<text:tab/>16</text:p>
          <text:p text:style-name="P8"><text:a xlink:type="simple" xlink:href="#__RefHeading__2821_267592999" text:style-name="Internet_20_link" text:visited-style-name="Internet_20_link">1.4.4. </text:a>Weitere Aufgaben: 02-ueben<text:tab/>16</text:p>
          <text:p text:style-name="P10"><text:a xlink:type="simple" xlink:href="#__RefHeading__2538_186705423" text:style-name="Internet_20_link" text:visited-style-name="Internet_20_link">1.5. </text:a>Netzwerkprogrammierung<text:tab/>17</text:p>
          <text:p text:style-name="P10"><text:a xlink:type="simple" xlink:href="#__RefHeading__1562_186705423" text:style-name="Internet_20_link" text:visited-style-name="Internet_20_link">1.6. </text:a>Boost-Smart Pointer<text:tab/>17</text:p>
          <text:p text:style-name="P10"><text:a xlink:type="simple" xlink:href="#__RefHeading__877_219908181" text:style-name="Internet_20_link" text:visited-style-name="Internet_20_link">1.7. </text:a>+C++11 Threads und Boost-Threads<text:tab/>17</text:p>
          <text:p text:style-name="P10"><text:a xlink:type="simple" xlink:href="#__RefHeading__875_219908181" text:style-name="Internet_20_link" text:visited-style-name="Internet_20_link">1.8. </text:a>+Weitere Informationen:<text:tab/>20</text:p>
          <text:p text:style-name="P8"><text:a xlink:type="simple" xlink:href="#__RefHeading__2616_186705423" text:style-name="Internet_20_link" text:visited-style-name="Internet_20_link">1.8.1. </text:a>Boost Kurs aus IX-Heise<text:tab/>20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859_219908181"/>The Cpp Boost Library<text:bookmark-end text:name="__RefHeading__859_219908181"/></text:h>
      <text:h text:style-name="Heading_20_2" text:outline-level="2"><text:bookmark-start text:name="__RefHeading__861_219908181"/>Ziele<text:bookmark-end text:name="__RefHeading__861_219908181"/></text:h>
      <text:list xml:id="list3567608983639829534" text:style-name="List_20_3">
        <text:list-item>
          <text:p text:style-name="P12">Die CPP – Library Sammlung kennen lernen</text:p>
        </text:list-item>
        <text:list-item>
          <text:p text:style-name="P12">Quellen:</text:p>
          <text:list>
            <text:list-item>
              <text:p text:style-name="P12"><text:a xlink:type="simple" xlink:href="http://www.boost.org/">www.boost.org</text:a></text:p>
            </text:list-item>
            <text:list-item>
              <text:p text:style-name="P12"><text:a xlink:type="simple" xlink:href="http://de.wikipedia.org/wiki/Boost_(C%2B%2B-Bibliothek">http://de.wikipedia.org/wiki/Boost_(C%2B%2B-Bibliothek</text:a>) </text:p>
            </text:list-item>
            <text:list-item>
              <text:p text:style-name="P12"><text:a xlink:type="simple" xlink:href="http://www.highscore.de/cpp/boost/">http://www.highscore.de/cpp/boost/</text:a></text:p>
              <text:p text:style-name="P12"/>
            </text:list-item>
          </text:list>
        </text:list-item>
      </text:list>
      <text:h text:style-name="Heading_20_2" text:outline-level="2"><text:bookmark-start text:name="__RefHeading__863_219908181"/>Überblick<text:bookmark-end text:name="__RefHeading__863_219908181"/></text:h>
      <text:p text:style-name="Text_20_body">Die Boost C++ Bibliotheken sind eine Sammlung von Bibliotheken, die oftmals als C++ Standardbibliotheken übernommen werden.</text:p>
      <text:p text:style-name="Text_20_body"/>
      <text:p text:style-name="P4">"...Ten Boost libraries are included in the C++ Standards Committee's Library <text:soft-page-break/>Technical Report (TR1)..."</text:p>
      <text:p text:style-name="Text_20_body"/>
      <text:p text:style-name="Text_20_body">Verantwortlich für die Entwicklung und Veröffentlichung der Boost C++ Bibliotheken ist die Boost-Community <text:a xlink:type="simple" xlink:href="http://www.boost.org/">http://www.boost.org</text:a>. </text:p>
      <text:p text:style-name="Text_20_body"/>
      <text:p text:style-name="Text_20_body">Folgende Themen werden u.a. abgedeckt: <text:a xlink:type="simple" xlink:href="http://www.boost.org/doc/libs/">http://www.boost.org/doc/libs/</text:a></text:p>
      <text:list xml:id="list8040828087408304486" text:style-name="L1">
        <text:list-item>
          <text:p text:style-name="P13">String-Verarbeitung, <text:span text:style-name="T5">Regular Expression</text:span></text:p>
        </text:list-item>
        <text:list-item>
          <text:p text:style-name="P13">Multithreading</text:p>
        </text:list-item>
        <text:list-item>
          <text:p text:style-name="P14">asynchrone Ein- und Ausgabe (Netzwerkprogrammierung, ...)</text:p>
        </text:list-item>
        <text:list-item>
          <text:p text:style-name="P13">Zeitangaben</text:p>
        </text:list-item>
        <text:list-item>
          <text:p text:style-name="P13">Serialisierung</text:p>
        </text:list-item>
        <text:list-item>
          <text:p text:style-name="P13">Interprozesskommunikation,</text:p>
        </text:list-item>
        <text:list-item>
          <text:p text:style-name="P13">...</text:p>
        </text:list-item>
      </text:list>
      <text:p text:style-name="Text_20_body"/>
      <text:h text:style-name="Heading_20_3" text:outline-level="3"><text:bookmark-start text:name="__RefHeading__865_219908181"/>Download<text:bookmark-end text:name="__RefHeading__865_219908181"/></text:h>
      <text:p text:style-name="Text_20_body"><text:a xlink:type="simple" xlink:href="http://www.boost.org/users/download/">http://www.boost.org/users/download/</text:a> </text:p>
      <text:list xml:id="list3372314932204110613" text:style-name="L2">
        <text:list-header>
          <text:p text:style-name="P15"/>
        </text:list-header>
      </text:list>
      <text:h text:style-name="Heading_20_3" text:outline-level="3"><text:bookmark-start text:name="__RefHeading__867_219908181"/>Installation (linux)<text:bookmark-end text:name="__RefHeading__867_219908181"/></text:h>
      <text:p text:style-name="Text_20_body">Installation und übersetzen der Libraries.</text:p>
      <text:p text:style-name="Text_20_body">In unserem Beispiel <text:span text:style-name="T4">sollen die boost-libraries und -headers <text:s/>nach <text:line-break/></text:span><text:span text:style-name="T3">/media/informatik/APP/boost</text:span><text:span text:style-name="T4"> <text:line-break/>installiert werden</text:span>.</text:p>
      <text:p text:style-name="Text_20_body"/>
      <text:p text:style-name="Text_20_body">Installationsanleitung:</text:p>
      <text:p text:style-name="Text_20_body">In einem beliebigen Verzeichnis...</text:p>
      <text:p text:style-name="code"/>
      <text:p text:style-name="code">tar xvfz boost_1_54_0.tar.gz<text:line-break/><text:line-break/>cd boost_1_54_0</text:p>
      <text:p text:style-name="code"><text:line-break/>./bootstrap.sh --prefix=/media/informatik/APP/boost</text:p>
      <text:p text:style-name="code"><text:line-break/>./b2 link=static --prefix=/media/informatik/APP/boost install</text:p>
      <text:p text:style-name="code"/>
      <text:p text:style-name="Text_20_body"/>
      <text:p text:style-name="Text_20_body"/>
      <text:h text:style-name="Heading_20_3" text:outline-level="3"><text:bookmark-start text:name="__RefHeading__869_219908181"/>Übersetzen: Header Dateien und Library nutzen<text:bookmark-end text:name="__RefHeading__869_219908181"/></text:h>
      <text:p text:style-name="Text_20_body">Viele Bestandteile der Boost-libs werden in Form von Templates, die nur aus <text:s/>Header-Dateien bestehen, realisiert. </text:p>
      <text:p text:style-name="Text_20_body">Man braucht also keine Library beim Link-Vorgang angeben, sondern nur den INCLUDE-PFAD. </text:p>
      <text:p text:style-name="Text_20_body"><text:soft-page-break/>Beim g++ muss mit </text:p>
      <text:p text:style-name="Text_20_body"><text:span text:style-name="T5">-I /media/informatik/APP/boost/include</text:span> </text:p>
      <text:p text:style-name="Text_20_body">der Pfad zu den Header-Dateien angegeben werden (Anm: -l steht für großes I wie Include; also kein l wie library)</text:p>
      <text:p text:style-name="Text_20_body">Hier ein Beispiel:</text:p>
      <text:p text:style-name="Text_20_body"/>
      <text:h text:style-name="Heading_20_4" text:outline-level="4"><text:bookmark-start text:name="__RefHeading__871_219908181"/>Beispiel: example-tokenizer.cpp<text:bookmark-end text:name="__RefHeading__871_219908181"/></text:h>
      <text:p text:style-name="Text_20_body">Datei: example-tokenizer.cpp</text:p>
      <text:p text:style-name="code">// example-tokenizer.cpp</text:p>
      <text:p text:style-name="code">// www.boost.org</text:p>
      <text:p text:style-name="code">/*<text:line-break/>g++ -I /media/informatik/APP/boost/include example-tokenizer.cpp -o example-tokenizer.exe<text:line-break/>*/</text:p>
      <text:p text:style-name="code"><text:s/></text:p>
      <text:p text:style-name="P1">#include &lt;boost/tokenizer.hpp&gt; </text:p>
      <text:p text:style-name="code">#include &lt;string&gt; </text:p>
      <text:p text:style-name="code">#include &lt;iostream&gt;</text:p>
      <text:p text:style-name="code">using namespace std;</text:p>
      <text:p text:style-name="code"/>
      <text:p text:style-name="code"><text:span text:style-name="T1">typedef boost::tokenizer&lt;boost::char_separator&lt;char&gt; &gt; tokenizer;</text:span><text:tab/></text:p>
      <text:p text:style-name="code"><text:s/></text:p>
      <text:p text:style-name="code">int main() { </text:p>
      <text:p text:style-name="code"><text:tab/>string s = "Boost C++ libraries"; </text:p>
      <text:p text:style-name="code"><text:s/></text:p>
      <text:p text:style-name="P1"><text:tab/>boost::char_separator&lt;char&gt; sep(" "); </text:p>
      <text:p text:style-name="P1"><text:tab/>tokenizer tok(s, sep); </text:p>
      <text:p text:style-name="P1"><text:tab/>tokenizer::iterator it; </text:p>
      <text:p text:style-name="code"><text:s/></text:p>
      <text:p text:style-name="code"><text:tab/>for (it = tok.begin(); it != tok.end(); ++it) </text:p>
      <text:p text:style-name="code"><text:tab/><text:tab/>cout &lt;&lt; *it &lt;&lt; endl; </text:p>
      <text:p text:style-name="code"/>
      <text:p text:style-name="code"><text:tab/>cout &lt;&lt;endl;</text:p>
      <text:p text:style-name="code"><text:tab/>return 0;</text:p>
      <text:p text:style-name="code">}</text:p>
      <text:p text:style-name="code"/>
      <text:p text:style-name="code">/*</text:p>
      <text:p text:style-name="code">Ausgabe:</text:p>
      <text:p text:style-name="code">Boost</text:p>
      <text:p text:style-name="code">C++</text:p>
      <text:p text:style-name="code">libraries<text:line-break/></text:p>
      <text:p text:style-name="code">*/</text:p>
      <text:p text:style-name="code"/>
      <text:p text:style-name="Text_20_body"/>
      <text:p text:style-name="Text_20_body">Makefile</text:p>
      <text:p text:style-name="code">all:</text:p>
      <text:p text:style-name="code"><text:tab/>g++ <text:span text:style-name="T1">-I /media/informatik/APP/boost/include</text:span> example-tokenizer.cpp -o example-tokenizer.exe </text:p>
      <text:p text:style-name="code"><text:s/></text:p>
      <text:p text:style-name="code">run:</text:p>
      <text:p text:style-name="code"><text:soft-page-break/><text:tab/>./example-tokenizer.exe</text:p>
      <text:p text:style-name="code"><text:s/></text:p>
      <text:p text:style-name="code">clean:</text:p>
      <text:p text:style-name="code"><text:tab/>rm *.exe</text:p>
      <text:p text:style-name="code"/>
      <text:p text:style-name="Text_20_body"/>
      <text:p text:style-name="Text_20_body"/>
      <text:list xml:id="list236016907" text:continue-list="list3567608983639829534" text:style-name="List_20_3">
        <text:list-item>
          <text:p text:style-name="P12">Library nutzen:</text:p>
        </text:list-item>
      </text:list>
      <text:p text:style-name="Text_20_body">Hier werden beim Übersetzen/Linken folgende Anweisungen benötigt:</text:p>
      <text:p text:style-name="Text_20_body"><text:span text:style-name="T12">-L</text:span><text:span text:style-name="T2"> /media/informatik/APP/boost/lib </text:span><text:span text:style-name="T12">-l</text:span><text:span text:style-name="T2">boost_regex</text:span></text:p>
      <text:p text:style-name="P7">-L<text:tab/>gibt den Pfad zur Library an.</text:p>
      <text:p text:style-name="P7">-l<text:tab/>gibt den Namen der Libraray an (-l … kleines l wie library)</text:p>
      <text:p text:style-name="Text_20_body"/>
      <text:h text:style-name="Heading_20_4" text:outline-level="4"><text:bookmark-start text:name="__RefHeading__887_219908181"/>Beispiel: example-regex.cpp<text:bookmark-end text:name="__RefHeading__887_219908181"/></text:h>
      <text:p text:style-name="code">// File: example-regex.cpp</text:p>
      <text:p text:style-name="code">// www.boost.org</text:p>
      <text:p text:style-name="code">/*</text:p>
      <text:p text:style-name="code">g++ <text:span text:style-name="T1">-I/media/informatik/APP/boost/include</text:span> example-regex.cpp -o example-regex.exe <text:span text:style-name="T1">-L /media/informatik/APP/boost/lib -lboost_regex</text:span></text:p>
      <text:p text:style-name="P2">*/</text:p>
      <text:p text:style-name="code"><text:s/></text:p>
      <text:p text:style-name="P1">#include &lt;boost/regex.hpp&gt;</text:p>
      <text:p text:style-name="code">#include &lt;iostream&gt;</text:p>
      <text:p text:style-name="code">#include &lt;string&gt;</text:p>
      <text:p text:style-name="code">using namespace std;</text:p>
      <text:p text:style-name="code"><text:s/></text:p>
      <text:p text:style-name="code">int main(){</text:p>
      <text:p text:style-name="code"><text:tab/>string line;</text:p>
      <text:p text:style-name="P1"><text:tab/>boost::regex pat( "<text:span text:style-name="T11">^Subject: (Re: |Aw: )*(.*)</text:span>" );</text:p>
      <text:p text:style-name="code"><text:s/></text:p>
      <text:p text:style-name="code"><text:tab/>while (cin){</text:p>
      <text:p text:style-name="code"><text:tab/><text:tab/>getline(cin, line);</text:p>
      <text:p text:style-name="code"><text:tab/><text:tab/><text:span text:style-name="T1">boost::smatch matches;</text:span></text:p>
      <text:p text:style-name="code"><text:tab/><text:tab/>if (boost::regex_match(line, matches, pat))</text:p>
      <text:p text:style-name="code"><text:tab/><text:tab/><text:tab/>cout &lt;&lt; matches[2] &lt;&lt; endl;</text:p>
      <text:p text:style-name="code"><text:tab/>}</text:p>
      <text:p text:style-name="code"><text:s/></text:p>
      <text:p text:style-name="code"><text:tab/>return 0;</text:p>
      <text:p text:style-name="code">}</text:p>
      <text:p text:style-name="Text_20_body"><text:s/></text:p>
      <text:list xml:id="list553664828" text:continue-numbering="true" text:style-name="List_20_3">
        <text:list-item>
          <text:p text:style-name="P12">Übersetzen:</text:p>
        </text:list-item>
      </text:list>
      <text:p text:style-name="code">g++ <text:span text:style-name="T1">-I/media/informatik/APP/boost/include</text:span> example-regex.cpp -o example-regex.exe <text:span text:style-name="T1">-L /media/informatik/APP/boost/lib -lboost_regex</text:span> </text:p>
      <text:p text:style-name="code"><text:s/></text:p>
      <text:p text:style-name="Text_20_body"/>
      <text:list xml:id="list617926633" text:continue-numbering="true" text:style-name="List_20_3">
        <text:list-item>
          <text:p text:style-name="P12">Aufruf:</text:p>
        </text:list-item>
      </text:list>
      <text:p text:style-name="code">./example-regex.exe &lt; regex.txt</text:p>
      <text:p text:style-name="Text_20_body"><text:s/></text:p>
      <text:list xml:id="list481808827" text:continue-numbering="true" text:style-name="List_20_3">
        <text:list-item>
          <text:p text:style-name="P12"><text:soft-page-break/>Datei: regex.txt:</text:p>
        </text:list-item>
      </text:list>
      <text:p text:style-name="code">To: George Shmidlap</text:p>
      <text:p text:style-name="code">From: Rita Marlowe</text:p>
      <text:p text:style-name="code">Subject: <text:span text:style-name="T11">Will Success Spoil Rock Hunter?</text:span></text:p>
      <text:p text:style-name="code">---</text:p>
      <text:p text:style-name="code">See subject.</text:p>
      <text:p text:style-name="Text_20_body"><text:s/></text:p>
      <text:list xml:id="list1967411087" text:continue-numbering="true" text:style-name="List_20_3">
        <text:list-item>
          <text:p text:style-name="P12">Ausgabe:</text:p>
        </text:list-item>
      </text:list>
      <text:p text:style-name="Text_20_body">./example-regex.exe &lt; regex.txt </text:p>
      <text:p text:style-name="P3">Will Success Spoil Rock Hunter?</text:p>
      <text:p text:style-name="Text_20_body"/>
      <text:p text:style-name="Text_20_body"/>
      <text:h text:style-name="Heading_20_2" text:outline-level="2"><text:bookmark-start text:name="__RefHeading__755_747687527"/>Regular Expression<text:bookmark-end text:name="__RefHeading__755_747687527"/></text:h>
      <text:p text:style-name="Text_20_body">um beliebig komplizierte Suchanfragen durchzuführen.</text:p>
      <text:p text:style-name="Text_20_body"/>
      <text:p text:style-name="Text_20_body">Wenn Sie zB: </text:p>
      <text:list xml:id="list1692231238" text:continue-numbering="true" text:style-name="List_20_3">
        <text:list-item>
          <text:p text:style-name="P12">See if a <text:span text:style-name="T5">string </text:span><text:span text:style-name="T2">contains a sub-string</text:span> that matches a regex</text:p>
          <text:list>
            <text:list-item>
              <text:p text:style-name="P12">The <text:span text:style-name="T5">regex_search()</text:span> algorithm</text:p>
            </text:list-item>
          </text:list>
          <text:p text:style-name="P12"/>
        </text:list-item>
        <text:list-item>
          <text:p text:style-name="P12"><text:span text:style-name="T2">Replace all sub-strings</text:span> that match a regex</text:p>
          <text:list>
            <text:list-item>
              <text:p text:style-name="P12">The <text:span text:style-name="T5">regex_replace()</text:span> algorithm</text:p>
            </text:list-item>
          </text:list>
          <text:p text:style-name="P12"/>
        </text:list-item>
        <text:list-item>
          <text:p text:style-name="P12"><text:span text:style-name="T2">Find all the sub-strings</text:span> that match a regex and step through them one at a time</text:p>
          <text:list>
            <text:list-item>
              <text:p text:style-name="P12">The <text:span text:style-name="T5">regex_iterator&lt;&gt;</text:span> class</text:p>
            </text:list-item>
          </text:list>
          <text:p text:style-name="P12"/>
        </text:list-item>
        <text:list-item>
          <text:p text:style-name="P12"><text:span text:style-name="T2">Split</text:span><text:span text:style-name="T5"> a string into</text:span> tokens that each match a regex</text:p>
          <text:list>
            <text:list-item>
              <text:p text:style-name="P12">The <text:span text:style-name="T5">regex_token_iterator&lt;&gt;</text:span> class</text:p>
            </text:list-item>
          </text:list>
          <text:p text:style-name="P12"/>
        </text:list-item>
        <text:list-item>
          <text:p text:style-name="P12"><text:span text:style-name="T5">Split a string </text:span>using a regex as a delimiter</text:p>
          <text:list>
            <text:list-item>
              <text:p text:style-name="P12">The <text:span text:style-name="T5">regex_token_iterator&lt;&gt;</text:span> class</text:p>
            </text:list-item>
          </text:list>
        </text:list-item>
      </text:list>
      <text:p text:style-name="Text_20_body"/>
      <text:p text:style-name="Text_20_body"/>
      <text:h text:style-name="Heading_20_3" text:outline-level="3"><text:bookmark-start text:name="__RefHeading__2530_186705423"/>Einführung: Regular Expression<text:bookmark-end text:name="__RefHeading__2530_186705423"/></text:h>
      <text:p text:style-name="Text_20_body">See: CPP/##-boost/01-lernen/Regular Expression Syntax.html</text:p>
      <text:p text:style-name="Text_20_body">See: <text:a xlink:type="simple" xlink:href="http://www.boost.org/doc/libs/1_54_0/libs/regex/doc/html/index.html">http://www.boost.org/doc/libs/1_54_0/libs/regex/doc/html/index.html</text:a></text:p>
      <text:p text:style-name="Text_20_body"/>
      <text:h text:style-name="Heading_20_3" text:outline-level="3"><text:bookmark-start text:name="__RefHeading__2532_186705423"/><text:soft-page-break/>Algorithmen, Strings, Token<text:bookmark-end text:name="__RefHeading__2532_186705423"/></text:h>
      <text:p text:style-name="Text_20_body">Ordner: 01-algorithm-string-token</text:p>
      <text:h text:style-name="Heading_20_4" text:outline-level="4"><text:bookmark-start text:name="__RefHeading__2534_186705423"/>Beispiel: algo-string-replace-all.cpp<text:bookmark-end text:name="__RefHeading__2534_186705423"/></text:h>
      <text:p text:style-name="code">// algo-string-replace-all.cpp</text:p>
      <text:p text:style-name="code">// String-Algorithm</text:p>
      <text:p text:style-name="code">// g++ -I /media/informatik/APP/boost/include algo-string-replace-all.cpp -o algo-string-replace-all.exe</text:p>
      <text:p text:style-name="code"/>
      <text:p text:style-name="code"/>
      <text:p text:style-name="code">#include &lt;iostream&gt;</text:p>
      <text:p text:style-name="code">#include &lt;string&gt;</text:p>
      <text:p text:style-name="code">using namespace std;</text:p>
      <text:p text:style-name="code"/>
      <text:p text:style-name="code">#include &lt;boost/algorithm/string/replace.hpp&gt;</text:p>
      <text:p text:style-name="code"/>
      <text:p text:style-name="code">int main() {</text:p>
      <text:p text:style-name="code"><text:tab/>string s("(3+2)*(4-2)^2");</text:p>
      <text:p text:style-name="code"/>
      <text:p text:style-name="code"><text:tab/>cout &lt;&lt; "Original= " &lt;&lt; s&lt;&lt;endl;</text:p>
      <text:p text:style-name="code"><text:tab/></text:p>
      <text:p text:style-name="code"><text:tab/><text:span text:style-name="T1">boost::algorithm::replace_all</text:span>(s, "(", " ( ");</text:p>
      <text:p text:style-name="code"><text:tab/>boost::algorithm::replace_all(s, ")", " ) ");</text:p>
      <text:p text:style-name="code"><text:tab/>boost::algorithm::replace_all(s, "+", " + ");</text:p>
      <text:p text:style-name="code"><text:tab/>boost::algorithm::replace_all(s, "-", " - ");</text:p>
      <text:p text:style-name="code"><text:tab/>boost::algorithm::replace_all(s, "*", " * ");</text:p>
      <text:p text:style-name="code"><text:tab/>boost::algorithm::replace_all(s, "/", " / ");</text:p>
      <text:p text:style-name="code"><text:tab/>boost::algorithm::replace_all(s, "^", " ^ ");</text:p>
      <text:p text:style-name="code"><text:tab/>boost::algorithm::replace_all(s, " <text:s/>", " ");</text:p>
      <text:p text:style-name="code"/>
      <text:p text:style-name="code"><text:tab/>cout &lt;&lt; "Nach dem boost::algorithm_replace_all= " &lt;&lt; s &lt;&lt;endl;</text:p>
      <text:p text:style-name="code"/>
      <text:p text:style-name="code"><text:tab/>return 0;</text:p>
      <text:p text:style-name="code">}</text:p>
      <text:p text:style-name="code"/>
      <text:p text:style-name="code">/*</text:p>
      <text:p text:style-name="code">Ausgabe:</text:p>
      <text:p text:style-name="code">Original= (3+2)*(4-2)^2</text:p>
      <text:p text:style-name="code">Nach dem boost::algorithm_replace_all= <text:s/>( 3 + 2 ) * ( 4 - 2 ) ^ 2</text:p>
      <text:p text:style-name="code">*/</text:p>
      <text:p text:style-name="Standard"/>
      <text:p text:style-name="Standard"/>
      <text:p text:style-name="Standard"/>
      <text:h text:style-name="Heading_20_4" text:outline-level="4"><text:bookmark-start text:name="__RefHeading__2536_186705423"/>Beispiel: tokenizer.cpp<text:bookmark-end text:name="__RefHeading__2536_186705423"/></text:h>
      <text:p text:style-name="code">// tokenizer.cpp</text:p>
      <text:p text:style-name="code">//</text:p>
      <text:p text:style-name="code">// g++ -I /media/informatik/APP/boost/include tokenizer.cpp -o tokenizer.exe</text:p>
      <text:p text:style-name="code"><text:s/></text:p>
      <text:p text:style-name="code">#include &lt;boost/tokenizer.hpp&gt; </text:p>
      <text:p text:style-name="code">#include &lt;string&gt; </text:p>
      <text:p text:style-name="code">#include &lt;iostream&gt;</text:p>
      <text:p text:style-name="code">using namespace std;</text:p>
      <text:p text:style-name="code"><text:soft-page-break/></text:p>
      <text:p text:style-name="code">typedef boost::char_separator&lt;char&gt; seperator;</text:p>
      <text:p text:style-name="code">typedef boost::tokenizer&lt; seperator &gt; tokenizer;<text:tab/></text:p>
      <text:p text:style-name="code"><text:s/></text:p>
      <text:p text:style-name="code">int main() { </text:p>
      <text:p text:style-name="code"><text:tab/>string s = "Boost C++ libraries"; </text:p>
      <text:p text:style-name="code"><text:s/></text:p>
      <text:p text:style-name="code"><text:tab/>seperator sep(" ");</text:p>
      <text:p text:style-name="code"><text:tab/>tokenizer tok(s, sep); </text:p>
      <text:p text:style-name="code"><text:tab/>tokenizer::iterator it; </text:p>
      <text:p text:style-name="code"><text:s/></text:p>
      <text:p text:style-name="code"><text:tab/>for (it = tok.begin(); it != tok.end(); ++it) </text:p>
      <text:p text:style-name="code"><text:tab/><text:tab/>cout &lt;&lt; *it &lt;&lt; endl; </text:p>
      <text:p text:style-name="code"/>
      <text:p text:style-name="code"><text:tab/>cout &lt;&lt;endl;</text:p>
      <text:p text:style-name="code"><text:tab/>return 0;</text:p>
      <text:p text:style-name="code">}</text:p>
      <text:p text:style-name="code"/>
      <text:p text:style-name="code">/* Ausgabe:</text:p>
      <text:p text:style-name="code">Boost</text:p>
      <text:p text:style-name="code">C++</text:p>
      <text:p text:style-name="code">libraries</text:p>
      <text:p text:style-name="code">*/ </text:p>
      <text:p text:style-name="Text_20_body"/>
      <text:p text:style-name="Text_20_body"/>
      <text:h text:style-name="Heading_20_3" text:outline-level="3"><text:bookmark-start text:name="__RefHeading__2549_186705423"/>Beispiel: Typische Regex-Funktionen<text:bookmark-end text:name="__RefHeading__2549_186705423"/></text:h>
      <text:p text:style-name="Text_20_body">Ordner: 02-regex</text:p>
      <text:h text:style-name="Heading_20_4" text:outline-level="4"><text:bookmark-start text:name="__RefHeading__2551_186705423"/>Beispiel: 01-regex_match.cpp<text:bookmark-end text:name="__RefHeading__2551_186705423"/></text:h>
      <text:p text:style-name="Standard"/>
      <text:p text:style-name="merke">regex_<text:span text:style-name="T5">match</text:span>() liefert nur dann true, wenn der <text:span text:style-name="T5">GESAMTE</text:span> string dem Muster entspricht.</text:p>
      <text:p text:style-name="Standard"/>
      <text:p text:style-name="Standard"/>
      <text:p text:style-name="code">// 01-regex_match.cpp</text:p>
      <text:p text:style-name="code">//</text:p>
      <text:p text:style-name="code">// <text:span text:style-name="T1">regex_match()</text:span></text:p>
      <text:p text:style-name="code">// liefert true, nur <text:span text:style-name="T1">wenn der GESAMTE string dem Muster entspricht</text:span>.</text:p>
      <text:p text:style-name="code">//</text:p>
      <text:p text:style-name="code">// <text:tab/></text:p>
      <text:p text:style-name="code">/*</text:p>
      <text:p text:style-name="code">g++ -I /media/informatik/APP/boost/include -L/media/informatik/APP/boost/lib <text:s/>01-regex_match.cpp -o 01-regex_match.exe -l boost_regex</text:p>
      <text:p text:style-name="code">*/</text:p>
      <text:p text:style-name="code"/>
      <text:p text:style-name="code">#include &lt;boost/regex.hpp&gt; </text:p>
      <text:p text:style-name="code">#include &lt;iostream&gt; </text:p>
      <text:p text:style-name="code">using namespace std;</text:p>
      <text:p text:style-name="code"><text:s text:c="2"/></text:p>
      <text:p text:style-name="code"><text:s text:c="2"/></text:p>
      <text:p text:style-name="code">int main(){ </text:p>
      <text:p text:style-name="code"><text:tab/>bool ret;</text:p>
      <text:p text:style-name="code"><text:tab/><text:tab/></text:p>
      <text:p text:style-name="code"><text:soft-page-break/><text:tab/>string str = "Hello, world!"; </text:p>
      <text:p text:style-name="code"/>
      <text:p text:style-name="code"><text:tab/>cout &lt;&lt;endl;</text:p>
      <text:p text:style-name="code"><text:tab/>cout &lt;&lt; "NOTE: regex_match() liefert true, nur wenn der GESAMTE string dem Muster entspricht." &lt;&lt; endl;</text:p>
      <text:p text:style-name="code"><text:tab/>cout &lt;&lt; "...................................................................................." &lt;&lt; endl;</text:p>
      <text:p text:style-name="code"><text:tab/></text:p>
      <text:p text:style-name="code"><text:tab/><text:span text:style-name="T1">boost::regex muster("ll");</text:span> </text:p>
      <text:p text:style-name="code"><text:tab/>ret= <text:span text:style-name="T1">regex_match(str.begin(), str.end(), muster);</text:span></text:p>
      <text:p text:style-name="code"><text:tab/>if (ret){</text:p>
      <text:p text:style-name="code"><text:tab/><text:tab/>cout &lt;&lt;endl;</text:p>
      <text:p text:style-name="code"><text:tab/><text:tab/>cout &lt;&lt;__FILE__ &lt;&lt;":"&lt;&lt;__LINE__&lt;&lt; " ..."&lt;&lt; endl;</text:p>
      <text:p text:style-name="code"><text:tab/><text:tab/>cout &lt;&lt; "string= " &lt;&lt; str &lt;&lt;endl;</text:p>
      <text:p text:style-name="code"><text:tab/><text:tab/>cout &lt;&lt; "muster= " &lt;&lt; "ll" &lt;&lt;endl;<text:tab/><text:tab/></text:p>
      <text:p text:style-name="code"><text:tab/>}</text:p>
      <text:p text:style-name="code"><text:tab/></text:p>
      <text:p text:style-name="code"/>
      <text:p text:style-name="P1"><text:tab/>boost::regex muster2("Hello, world!");</text:p>
      <text:p text:style-name="P1"><text:tab/>ret= regex_match(str.begin(), str.end(), muster2);</text:p>
      <text:p text:style-name="code"><text:tab/>if (ret){</text:p>
      <text:p text:style-name="code"><text:tab/><text:tab/>cout &lt;&lt;endl;</text:p>
      <text:p text:style-name="code"><text:tab/><text:tab/>cout &lt;&lt;__FILE__ &lt;&lt;":"&lt;&lt;__LINE__&lt;&lt; " ..."&lt;&lt; endl;</text:p>
      <text:p text:style-name="code"><text:tab/><text:tab/>cout &lt;&lt; "string= " &lt;&lt; str &lt;&lt;endl;</text:p>
      <text:p text:style-name="code"><text:tab/><text:tab/>cout &lt;&lt; "muster= " &lt;&lt; "Hello, world!" &lt;&lt;endl;</text:p>
      <text:p text:style-name="code"><text:tab/>}</text:p>
      <text:p text:style-name="code"/>
      <text:p text:style-name="code"><text:tab/></text:p>
      <text:p text:style-name="P1"><text:tab/>boost::regex muster3(".*ll.*");</text:p>
      <text:p text:style-name="P1"><text:tab/>ret= regex_match(str.begin(), str.end(), muster3);</text:p>
      <text:p text:style-name="code"><text:tab/>if (ret){</text:p>
      <text:p text:style-name="code"><text:tab/><text:tab/>cout &lt;&lt;endl;</text:p>
      <text:p text:style-name="code"><text:tab/><text:tab/>cout &lt;&lt;__FILE__ &lt;&lt;":"&lt;&lt;__LINE__&lt;&lt; " ..."&lt;&lt; endl;</text:p>
      <text:p text:style-name="code"><text:tab/><text:tab/>cout &lt;&lt; "string= " &lt;&lt; str &lt;&lt;endl;</text:p>
      <text:p text:style-name="code"><text:tab/><text:tab/>cout &lt;&lt; "muster= " &lt;&lt; ".*ll.*" &lt;&lt;endl;</text:p>
      <text:p text:style-name="code"><text:tab/>}</text:p>
      <text:p text:style-name="code"/>
      <text:p text:style-name="code"><text:tab/>return 0;</text:p>
      <text:p text:style-name="code">}</text:p>
      <text:p text:style-name="code"/>
      <text:p text:style-name="code">/*</text:p>
      <text:p text:style-name="code">ausgabe:</text:p>
      <text:p text:style-name="code">NOTE: regex_match() liefert true, nur wenn der GESAMTE string dem Muster entspricht.</text:p>
      <text:p text:style-name="code">....................................................................................</text:p>
      <text:p text:style-name="code"/>
      <text:p text:style-name="code">01-regex_match.cpp:36 ...</text:p>
      <text:p text:style-name="code">string= Hello, world!</text:p>
      <text:p text:style-name="code">muster= Hello, world!</text:p>
      <text:p text:style-name="code"/>
      <text:p text:style-name="code">01-regex_match.cpp:45 ...</text:p>
      <text:p text:style-name="code">string= Hello, world!</text:p>
      <text:p text:style-name="code">muster= .*ll.*</text:p>
      <text:p text:style-name="code">*/</text:p>
      <text:p text:style-name="Standard"><text:soft-page-break/></text:p>
      <text:h text:style-name="Heading_20_4" text:outline-level="4"><text:bookmark-start text:name="__RefHeading__2555_186705423"/>Beispiel: 02-regex_search.cpp<text:bookmark-end text:name="__RefHeading__2555_186705423"/></text:h>
      <text:p text:style-name="merke">regex_<text:span text:style-name="T5">search</text:span>() liefert true, wenn bereits eine <text:span text:style-name="T5">Teilstring</text:span> gefunden wird.</text:p>
      <text:p text:style-name="Standard"/>
      <text:p text:style-name="code">// 01-regex_search.cpp</text:p>
      <text:p text:style-name="code">//</text:p>
      <text:p text:style-name="code">// regex_search()</text:p>
      <text:p text:style-name="code">// liefert <text:span text:style-name="T1">true, wenn bereits ein TeilString gefunden wird</text:span>.</text:p>
      <text:p text:style-name="code">/*</text:p>
      <text:p text:style-name="code"><text:s/><text:tab/>g++ -I /media/informatik/APP/boost/include -L/media/informatik/APP/boost/lib <text:s/>02-regex_search.cpp -o 02-regex_search.exe -l boost_regex</text:p>
      <text:p text:style-name="code">*/</text:p>
      <text:p text:style-name="code"/>
      <text:p text:style-name="code">#include &lt;boost/regex.hpp&gt; </text:p>
      <text:p text:style-name="code">#include &lt;iostream&gt; </text:p>
      <text:p text:style-name="code">using namespace std;</text:p>
      <text:p text:style-name="code"><text:s text:c="2"/></text:p>
      <text:p text:style-name="code"><text:s text:c="2"/></text:p>
      <text:p text:style-name="code">int main(){ </text:p>
      <text:p text:style-name="code"><text:tab/>bool ret;</text:p>
      <text:p text:style-name="code"><text:tab/><text:tab/></text:p>
      <text:p text:style-name="code"><text:tab/>string str = "Hello, world!"; </text:p>
      <text:p text:style-name="code"><text:tab/>boost::regex muster("ll"); </text:p>
      <text:p text:style-name="code"/>
      <text:p text:style-name="code"><text:tab/>cout &lt;&lt;endl;</text:p>
      <text:p text:style-name="code"><text:tab/>cout &lt;&lt; "NOTE: regex_search() liefert true, sobald ein Teilstring gefunden wird." &lt;&lt; endl;</text:p>
      <text:p text:style-name="code"><text:tab/>cout &lt;&lt; "......................................................................." &lt;&lt; endl;</text:p>
      <text:p text:style-name="code"><text:tab/></text:p>
      <text:p text:style-name="P1"><text:tab/>ret= regex_search(str.begin(), str.end(), muster);</text:p>
      <text:p text:style-name="code"><text:tab/>if (ret){</text:p>
      <text:p text:style-name="code"><text:tab/><text:tab/>cout &lt;&lt;endl;</text:p>
      <text:p text:style-name="code"><text:tab/><text:tab/>cout &lt;&lt;__FILE__ &lt;&lt;":"&lt;&lt;__LINE__&lt;&lt; " ..."&lt;&lt; endl;</text:p>
      <text:p text:style-name="code"><text:tab/><text:tab/>cout &lt;&lt; "string= " &lt;&lt; str &lt;&lt;endl;</text:p>
      <text:p text:style-name="code"><text:tab/><text:tab/>cout &lt;&lt; "muster= " &lt;&lt; "ll" &lt;&lt;endl;<text:tab/><text:tab/></text:p>
      <text:p text:style-name="code"><text:tab/>}</text:p>
      <text:p text:style-name="code"><text:tab/></text:p>
      <text:p text:style-name="code"/>
      <text:p text:style-name="P1"><text:tab/>boost::regex muster2("Hello, world!");</text:p>
      <text:p text:style-name="P1"><text:tab/>ret= regex_search(str.begin(), str.end(), muster2);</text:p>
      <text:p text:style-name="code"><text:tab/>if (ret){</text:p>
      <text:p text:style-name="code"><text:tab/><text:tab/>cout &lt;&lt;endl;</text:p>
      <text:p text:style-name="code"><text:tab/><text:tab/>cout &lt;&lt;__FILE__ &lt;&lt;":"&lt;&lt;__LINE__&lt;&lt; " ..."&lt;&lt; endl;</text:p>
      <text:p text:style-name="code"><text:tab/><text:tab/>cout &lt;&lt; "string= " &lt;&lt; str &lt;&lt;endl;</text:p>
      <text:p text:style-name="code"><text:tab/><text:tab/>cout &lt;&lt; "muster= " &lt;&lt; "Hello, world!" &lt;&lt;endl;</text:p>
      <text:p text:style-name="code"><text:tab/>}</text:p>
      <text:p text:style-name="code"/>
      <text:p text:style-name="code"><text:tab/></text:p>
      <text:p text:style-name="code"><text:tab/>boost::regex muster3(".*ll.*");</text:p>
      <text:p text:style-name="code"><text:tab/>ret= regex_search(str.begin(), str.end(), muster3);</text:p>
      <text:p text:style-name="code"><text:tab/>if (ret){</text:p>
      <text:p text:style-name="code"><text:tab/><text:tab/>cout &lt;&lt;endl;</text:p>
      <text:p text:style-name="code"><text:soft-page-break/><text:tab/><text:tab/>cout &lt;&lt;__FILE__ &lt;&lt;":"&lt;&lt;__LINE__&lt;&lt; " ..."&lt;&lt; endl;</text:p>
      <text:p text:style-name="code"><text:tab/><text:tab/>cout &lt;&lt; "string= " &lt;&lt; str &lt;&lt;endl;</text:p>
      <text:p text:style-name="code"><text:tab/><text:tab/>cout &lt;&lt; "muster= " &lt;&lt; ".*ll.*" &lt;&lt;endl;</text:p>
      <text:p text:style-name="code"><text:tab/>}</text:p>
      <text:p text:style-name="code"/>
      <text:p text:style-name="code"><text:tab/>return 0;</text:p>
      <text:p text:style-name="code">}</text:p>
      <text:p text:style-name="code"/>
      <text:p text:style-name="code">/*</text:p>
      <text:p text:style-name="code">ausgabe:</text:p>
      <text:p text:style-name="code">NOTE: regex_search() liefert true, sobald ein Teilstring gefunden wird.</text:p>
      <text:p text:style-name="code">.......................................................................</text:p>
      <text:p text:style-name="code"/>
      <text:p text:style-name="code">02-regex_search.cpp:27 ...</text:p>
      <text:p text:style-name="code">string= Hello, world!</text:p>
      <text:p text:style-name="code">muster= ll</text:p>
      <text:p text:style-name="code"/>
      <text:p text:style-name="code">02-regex_search.cpp:37 ...</text:p>
      <text:p text:style-name="code">string= Hello, world!</text:p>
      <text:p text:style-name="code">muster= Hello, world!</text:p>
      <text:p text:style-name="code"/>
      <text:p text:style-name="code">02-regex_search.cpp:47 ...</text:p>
      <text:p text:style-name="code">string= Hello, world!</text:p>
      <text:p text:style-name="code">muster= .*ll.*</text:p>
      <text:p text:style-name="code"/>
      <text:p text:style-name="code">*/</text:p>
      <text:p text:style-name="Standard"/>
      <text:p text:style-name="Standard"/>
      <text:h text:style-name="Heading_20_4" text:outline-level="4"><text:bookmark-start text:name="__RefHeading__2553_186705423"/>Beispiel: 03-regex_match_result.cpp<text:bookmark-end text:name="__RefHeading__2553_186705423"/></text:h>
      <text:p text:style-name="merke">regex_<text:span text:style-name="T5">match</text:span>() auf <text:span text:style-name="T5">Teilstrings</text:span> zugreifen</text:p>
      <text:p text:style-name="Standard"/>
      <text:p text:style-name="code">// 03-regex_match_result.cpp</text:p>
      <text:p text:style-name="code">//</text:p>
      <text:p text:style-name="code">// regex_match()</text:p>
      <text:p text:style-name="code">// <text:span text:style-name="T1">auf Teilstrings zugreifen</text:span></text:p>
      <text:p text:style-name="code">/*</text:p>
      <text:p text:style-name="code">g++ -I /media/informatik/APP/boost/include -L/media/informatik/APP/boost/lib <text:s/>03-regex_match_result.cpp -o 03-regex_match_result.exe -l boost_regex</text:p>
      <text:p text:style-name="code">*/</text:p>
      <text:p text:style-name="code"/>
      <text:p text:style-name="code">#include &lt;boost/regex.hpp&gt; </text:p>
      <text:p text:style-name="code">#include &lt;iostream&gt; </text:p>
      <text:p text:style-name="code">using namespace std;</text:p>
      <text:p text:style-name="code"><text:s text:c="2"/></text:p>
      <text:p text:style-name="code"><text:s text:c="2"/></text:p>
      <text:p text:style-name="code">int main(){ </text:p>
      <text:p text:style-name="code"><text:tab/>string str = "http://www.ich.com:1234/bin/da/"; </text:p>
      <text:p text:style-name="code"><text:tab/>boost::regex muster("(.*)://(.*):(\\d+)/(.*)/(.*)/");</text:p>
      <text:p text:style-name="code"><text:tab/><text:span text:style-name="T1">boost::cmatch treffer;</text:span></text:p>
      <text:p text:style-name="code"/>
      <text:p text:style-name="code"/>
      <text:p text:style-name="code"><text:tab/>if (<text:span text:style-name="T1">boost::regex_match(str.c_str(), treffer, muster)</text:span>){</text:p>
      <text:p text:style-name="code"><text:tab/><text:tab/>// treffer[0] enthält den original string. <text:s/></text:p>
      <text:p text:style-name="code"><text:tab/><text:tab/>// treffer[i] enthält den jeweiligen Teiltreffer</text:p>
      <text:p text:style-name="code"><text:soft-page-break/></text:p>
      <text:p text:style-name="code"><text:tab/><text:tab/>for (int i = 1; i &lt; <text:span text:style-name="T1">treffer.size()</text:span>; i++) {</text:p>
      <text:p text:style-name="code"><text:tab/><text:tab/><text:tab/>cout &lt;&lt; "\ttreffer[" &lt;&lt; i &lt;&lt; "] = " &lt;&lt; <text:span text:style-name="T1">treffer[i]</text:span> &lt;&lt; endl;<text:tab/><text:tab/><text:tab/></text:p>
      <text:p text:style-name="code"><text:tab/><text:tab/>}</text:p>
      <text:p text:style-name="code"><text:tab/>}</text:p>
      <text:p text:style-name="code"><text:tab/>else{</text:p>
      <text:p text:style-name="code"><text:tab/><text:tab/>cout &lt;&lt; "Das Muster &lt;" &lt;&lt; muster &lt;&lt; "&gt; matched nicht &lt;" &lt;&lt; str &lt;&lt; "&gt;" &lt;&lt; endl;</text:p>
      <text:p text:style-name="code"><text:tab/>}</text:p>
      <text:p text:style-name="code"/>
      <text:p text:style-name="code"/>
      <text:p text:style-name="code"><text:tab/>return 0;</text:p>
      <text:p text:style-name="code">}</text:p>
      <text:p text:style-name="code"/>
      <text:p text:style-name="code">/*</text:p>
      <text:p text:style-name="code">ausgabe:</text:p>
      <text:p text:style-name="code"><text:tab/>treffer[1] = http</text:p>
      <text:p text:style-name="code"><text:tab/>treffer[2] = www.ich.com</text:p>
      <text:p text:style-name="code"><text:tab/>treffer[3] = 1234</text:p>
      <text:p text:style-name="code"><text:tab/>treffer[4] = bin</text:p>
      <text:p text:style-name="code"><text:tab/>treffer[5] = da</text:p>
      <text:p text:style-name="code">*/</text:p>
      <text:p text:style-name="Standard"/>
      <text:h text:style-name="Heading_20_4" text:outline-level="4"><text:bookmark-start text:name="__RefHeading__2557_186705423"/>Beispiel: 04-regex_replace.cpp<text:bookmark-end text:name="__RefHeading__2557_186705423"/></text:h>
      <text:p text:style-name="merke">regex_<text:span text:style-name="T5">replace</text:span>() ersetzt <text:span text:style-name="T5">Teilstrings</text:span></text:p>
      <text:p text:style-name="Standard"/>
      <text:p text:style-name="code">// 04-regex_replace.cpp</text:p>
      <text:p text:style-name="code">//</text:p>
      <text:p text:style-name="code">// <text:span text:style-name="T1">regex_replace()</text:span></text:p>
      <text:p text:style-name="code">// <text:span text:style-name="T1">ersetzt Teilstrings</text:span></text:p>
      <text:p text:style-name="code">/*</text:p>
      <text:p text:style-name="code">g++ -I /media/informatik/APP/boost/include -L/media/informatik/APP/boost/lib <text:s/>04-regex_replace.cpp -o 04-regex_replace.exe -l boost_regex</text:p>
      <text:p text:style-name="code">*/</text:p>
      <text:p text:style-name="code"/>
      <text:p text:style-name="code">#include &lt;boost/regex.hpp&gt; </text:p>
      <text:p text:style-name="code">#include &lt;iostream&gt; </text:p>
      <text:p text:style-name="code">using namespace std;</text:p>
      <text:p text:style-name="code"><text:s text:c="2"/></text:p>
      <text:p text:style-name="code"><text:s text:c="2"/></text:p>
      <text:p text:style-name="code">int main(){ </text:p>
      <text:p text:style-name="code"><text:tab/>string str = "http://www.ich.com:1234/bin/da/"; </text:p>
      <text:p text:style-name="code"><text:tab/>boost::regex muster("com");</text:p>
      <text:p text:style-name="code"><text:tab/></text:p>
      <text:p text:style-name="code"/>
      <text:p text:style-name="code"><text:tab/><text:span text:style-name="T1">string str2 = boost::regex_replace(str, muster, string("ORG"));</text:span></text:p>
      <text:p text:style-name="code"><text:tab/>cout &lt;&lt;endl;</text:p>
      <text:p text:style-name="code"><text:tab/>cout &lt;&lt;__FILE__ &lt;&lt;":"&lt;&lt;__LINE__&lt;&lt; " ..."&lt;&lt; endl;</text:p>
      <text:p text:style-name="code"><text:tab/>cout &lt;&lt; "\tOriginal String: " &lt;&lt; str &lt;&lt; endl;</text:p>
      <text:p text:style-name="code"><text:tab/>cout &lt;&lt; "\tReplaced String: " &lt;&lt; str2 &lt;&lt; endl;</text:p>
      <text:p text:style-name="code"><text:tab/></text:p>
      <text:p text:style-name="code"><text:tab/></text:p>
      <text:p text:style-name="code"><text:tab/>str= "(10+20)*2";</text:p>
      <text:p text:style-name="code"><text:soft-page-break/><text:tab/>boost::regex muster2("[\\(\\)\\+\\*]");</text:p>
      <text:p text:style-name="code"><text:tab/></text:p>
      <text:p text:style-name="code"><text:tab/>str2= boost::regex_replace(str, muster2, string(" "));</text:p>
      <text:p text:style-name="code"><text:tab/>cout &lt;&lt;endl;</text:p>
      <text:p text:style-name="code"><text:tab/>cout &lt;&lt;__FILE__ &lt;&lt;":"&lt;&lt;__LINE__&lt;&lt; " ..."&lt;&lt; endl;</text:p>
      <text:p text:style-name="code"><text:tab/>cout &lt;&lt; "\tOriginal String: " &lt;&lt; str &lt;&lt; endl;</text:p>
      <text:p text:style-name="code"><text:tab/>cout &lt;&lt; "\tReplaced String: " &lt;&lt; str2 &lt;&lt; endl;</text:p>
      <text:p text:style-name="code"><text:tab/></text:p>
      <text:p text:style-name="code"/>
      <text:p text:style-name="code"/>
      <text:p text:style-name="code"><text:tab/>str= "(10+20)*2";</text:p>
      <text:p text:style-name="code"><text:tab/></text:p>
      <text:p text:style-name="code"><text:tab/>str2= boost::regex_replace(str, boost::regex("\\("), string(" ( "));</text:p>
      <text:p text:style-name="code"><text:tab/>str2= boost::regex_replace(str2, boost::regex("\\)"), string(" ) "));</text:p>
      <text:p text:style-name="code"><text:tab/>str2= boost::regex_replace(str2, boost::regex("\\+"), string(" + "));</text:p>
      <text:p text:style-name="code"><text:tab/>str2= boost::regex_replace(str2, boost::regex("\\*"), string(" * "));</text:p>
      <text:p text:style-name="code"><text:tab/>str2= boost::regex_replace(str2, boost::regex(" <text:s/>"), string(" "));</text:p>
      <text:p text:style-name="code"><text:tab/>str2= boost::regex_replace(str2, boost::regex("^ "), string(""));</text:p>
      <text:p text:style-name="code"><text:tab/></text:p>
      <text:p text:style-name="code"/>
      <text:p text:style-name="code"><text:tab/>cout &lt;&lt;endl;</text:p>
      <text:p text:style-name="code"><text:tab/>cout &lt;&lt;__FILE__ &lt;&lt;":"&lt;&lt;__LINE__&lt;&lt; " ..."&lt;&lt; endl;</text:p>
      <text:p text:style-name="code"><text:tab/>cout &lt;&lt; "\tOriginal String: " &lt;&lt; str &lt;&lt; endl;</text:p>
      <text:p text:style-name="code"><text:tab/>cout &lt;&lt; "\tReplaced String: " &lt;&lt; str2 &lt;&lt; endl;</text:p>
      <text:p text:style-name="code"><text:tab/></text:p>
      <text:p text:style-name="code"><text:tab/></text:p>
      <text:p text:style-name="code"/>
      <text:p text:style-name="code"><text:tab/>return 0;</text:p>
      <text:p text:style-name="code">}</text:p>
      <text:p text:style-name="code"/>
      <text:p text:style-name="code">/*</text:p>
      <text:p text:style-name="code">ausgabe:</text:p>
      <text:p text:style-name="code">04-regex_replace.cpp:21 ...</text:p>
      <text:p text:style-name="code"><text:tab/>Original String: http://www.ich.com:1234/bin/da/</text:p>
      <text:p text:style-name="code"><text:tab/>Replaced String: http://www.ich.ORG:1234/bin/da/</text:p>
      <text:p text:style-name="code"/>
      <text:p text:style-name="code">04-regex_replace.cpp:31 ...</text:p>
      <text:p text:style-name="code"><text:tab/>Original String: (10+20)*2</text:p>
      <text:p text:style-name="code"><text:tab/>Replaced String: <text:s/>10 20 <text:s/>2</text:p>
      <text:p text:style-name="code"/>
      <text:p text:style-name="code">04-regex_replace.cpp:48 ...</text:p>
      <text:p text:style-name="code"><text:tab/>Original String: (10+20)*2</text:p>
      <text:p text:style-name="code"><text:tab/>Replaced String: ( 10 + 20 ) * 2</text:p>
      <text:p text:style-name="code"/>
      <text:p text:style-name="code">*/</text:p>
      <text:p text:style-name="Standard"/>
      <text:p text:style-name="Standard"/>
      <text:p text:style-name="Standard">Sehen Sie hier ein weiteres Beispiel, das die Verwendung von Regex-Gruppen und $1, $2, … zeigt:</text:p>
      <text:p text:style-name="Standard"/>
      <text:p text:style-name="code">// regex-date.cpp</text:p>
      <text:p text:style-name="code">// </text:p>
      <text:p text:style-name="code"><text:soft-page-break/>/*</text:p>
      <text:p text:style-name="code">g++ -I /media/informatik/APP/boost/include -L/media/informatik/APP/boost/lib <text:s/>regex-date.cpp -o regex-date.exe -l boost_regex</text:p>
      <text:p text:style-name="code">*/</text:p>
      <text:p text:style-name="code"/>
      <text:p text:style-name="code">#include &lt;boost/regex.hpp&gt; </text:p>
      <text:p text:style-name="code"/>
      <text:p text:style-name="code">#include &lt;iostream&gt;</text:p>
      <text:p text:style-name="code">#include &lt;iomanip&gt;</text:p>
      <text:p text:style-name="code">#include &lt;string&gt;</text:p>
      <text:p text:style-name="code">using namespace std;</text:p>
      <text:p text:style-name="code"/>
      <text:p text:style-name="code"/>
      <text:p text:style-name="code">int main(){</text:p>
      <text:p text:style-name="code"><text:s text:c="3"/>cout &lt;&lt; endl;</text:p>
      <text:p text:style-name="code"/>
      <text:p text:style-name="code"><text:s text:c="2"/>// 01.02.2003</text:p>
      <text:p text:style-name="P1"><text:s text:c="2"/>string german= "01/02/03";</text:p>
      <text:p text:style-name="code"><text:s text:c="2"/>cout &lt;&lt; "Germany: " &lt;&lt; german &lt;&lt; endl;</text:p>
      <text:p text:style-name="code"/>
      <text:p text:style-name="code"><text:s text:c="2"/>// extract the date parts</text:p>
      <text:p text:style-name="code"><text:s text:c="2"/>boost::regex rgxDate("<text:span text:style-name="T1">([0-9]{1,2})/([0-9]{1,2})/([0-9]{1,2})</text:span>");</text:p>
      <text:p text:style-name="code"/>
      <text:p text:style-name="code"><text:s text:c="2"/>cout &lt;&lt; "North America: ";</text:p>
      <text:p text:style-name="code"><text:s text:c="2"/>cout &lt;&lt; <text:span text:style-name="T1">boost::regex_replace(german,rgxDate,"</text:span><text:span text:style-name="T11">$2/$1/$3</text:span><text:span text:style-name="T1">")</text:span> &lt;&lt; endl;</text:p>
      <text:p text:style-name="code"><text:s text:c="2"/>cout &lt;&lt; "South America: ";</text:p>
      <text:p text:style-name="code"><text:s text:c="2"/>cout &lt;&lt; <text:span text:style-name="T1">boost::regex_replace(german,rgxDate,"</text:span><text:span text:style-name="T11">$1/$2/$3</text:span><text:span text:style-name="T1">")</text:span> &lt;&lt; endl;</text:p>
      <text:p text:style-name="code"><text:s text:c="2"/>cout &lt;&lt; "China: ";</text:p>
      <text:p text:style-name="code"><text:s text:c="2"/>cout &lt;&lt; boost::regex_replace(german,rgxDate,"$3/$2/$1") &lt;&lt; endl;</text:p>
      <text:p text:style-name="code"><text:s text:c="2"/>cout &lt;&lt; "Russia: ";</text:p>
      <text:p text:style-name="code"><text:s text:c="2"/>cout &lt;&lt; boost::regex_replace(german,rgxDate,"$1/$2/$3") &lt;&lt; endl;</text:p>
      <text:p text:style-name="code"/>
      <text:p text:style-name="code"><text:s text:c="2"/>cout &lt;&lt; endl;</text:p>
      <text:p text:style-name="code"><text:s text:c="2"/>return 0;</text:p>
      <text:p text:style-name="code">}</text:p>
      <text:p text:style-name="code"/>
      <text:p text:style-name="code">/*</text:p>
      <text:p text:style-name="code">Ausgabe:</text:p>
      <text:p text:style-name="code"/>
      <text:p text:style-name="code">Germany: 01/02/03</text:p>
      <text:p text:style-name="code">North America: 02/01/03</text:p>
      <text:p text:style-name="code">South America: 01/02/03</text:p>
      <text:p text:style-name="code">China: 03/02/01</text:p>
      <text:p text:style-name="code">Russia: 01/02/03</text:p>
      <text:p text:style-name="code"/>
      <text:p text:style-name="code"/>
      <text:p text:style-name="code"/>
      <text:p text:style-name="code">*/</text:p>
      <text:p text:style-name="Standard"/>
      <text:p text:style-name="Standard"/>
      <text:h text:style-name="Heading_20_2" text:outline-level="2"><text:bookmark-start text:name="__RefHeading__2600_186705423"/><text:soft-page-break/>Regex: Aufgaben<text:bookmark-end text:name="__RefHeading__2600_186705423"/></text:h>
      <text:h text:style-name="Heading_20_3" text:outline-level="3"><text:bookmark-start text:name="__RefHeading__5311_741739078"/>Aufgabe: Regex-insert-into (u,m)<text:bookmark-end text:name="__RefHeading__5311_741739078"/></text:h>
      <text:p text:style-name="Text_20_body">Gegeben ist ein sql-file, das in eine Oracle-Datenbank eingespielt werden soll. </text:p>
      <text:p text:style-name="Text_20_body">Das Problem dabei ist, dass die Form der Datumsangabe <text:s/>(z.B: '<text:span text:style-name="T1">30 June 2006 5:00 PM</text:span>') dieses Einspielen verhindert. Die Datumsangaben müssen auf folgendes Format umgestellt werden:</text:p>
      <text:p text:style-name="P6">str_to_date('30 June 2006 5:00 PM', '%d %M %Y %h:%i PM')</text:p>
      <text:p text:style-name="Text_20_body"/>
      <text:p text:style-name="Text_20_body">Hier die Datensätze (Auszug):</text:p>
      <text:p text:style-name="Text_20_body"/>
      <text:p text:style-name="Text_20_body">Ersetze </text:p>
      <text:p text:style-name="Text_20_body">Datei: insert-into-input.txt</text:p>
      <text:p text:style-name="code">insert into Spiel values( 57,'Quarter-finals','<text:span text:style-name="T1">30 June 2006 5:00 PM</text:span>', 'Germany','Argentina','Berlin',72000 ); </text:p>
      <text:p text:style-name="code">insert into Spiel values( 58,'Quarter-finals','<text:span text:style-name="T1">30 June 2006 9:00 PM</text:span>', 'Italy','Ukraine','Hamburg',50000 <text:s/>); </text:p>
      <text:p text:style-name="code">insert into Spiel values( 59,'Quarter-finals','<text:span text:style-name="T1">1 July 2006 5:00 PM</text:span>', 'England','Portugal','Gelsenkirchen',52000 <text:s/>); </text:p>
      <text:p text:style-name="code">insert into Spiel values( 60,'Quarter-finals','<text:span text:style-name="T1">1 July 2006 9:00 PM</text:span>', 'Brazil','France','Frankfurt',48000 ); </text:p>
      <text:p text:style-name="code">insert into Spiel values( 61,'Semi-Finals','<text:span text:style-name="T1">4 July 2006 </text:span><text:span text:style-name="T1">10</text:span><text:span text:style-name="T1">:00 </text:span><text:span text:style-name="T1">A</text:span><text:span text:style-name="T1">M</text:span>', 'Germany','Italy','Dortmund',65000 ); </text:p>
      <text:p text:style-name="code"/>
      <text:p text:style-name="Text_20_body">durch </text:p>
      <text:p text:style-name="code">insert into Spiel values( 57,'Quarter-finals',<text:span text:style-name="T1">str_to_date('30 June 2006 5:00 PM', '%d %M %Y %h:%i PM')</text:span>,'Germany','Argentina','Berlin',72000 ); </text:p>
      <text:p text:style-name="code"/>
      <text:p text:style-name="code">insert into Spiel values( 58,'Quarter-finals',<text:span text:style-name="T1">str_to_date('30 June 2006 9:00 PM', '%d %M %Y %h:%i PM')</text:span>,'Italy','Ukraine','Hamburg',50000 <text:s/>); </text:p>
      <text:p text:style-name="code"/>
      <text:p text:style-name="code">insert into Spiel values( 59,'Quarter-finals',<text:span text:style-name="T1">str_to_date('1 July 2006 5:00 PM', '%d %M %Y %h:%i PM')</text:span>, 'England','Portugal','Gelsenkirchen',52000); </text:p>
      <text:p text:style-name="code"/>
      <text:p text:style-name="code">insert into Spiel values( 60,'Quarter-finals',<text:span text:style-name="T1">str_to_date('1 July 2006 9:00 PM', '%d %M %Y %h:%i PM')</text:span>,'Brazil','France','Frankfurt',48000 ); </text:p>
      <text:p text:style-name="code"/>
      <text:p text:style-name="code">insert into Spiel values( 61,'Semi-Finals',<text:span text:style-name="T1">str_to_date('4 July 2006 10:00 AM', '%d %M %Y %h:%i AM')</text:span>,'Germany','Italy','Dortmund',65000 ); </text:p>
      <text:p text:style-name="Text_20_body"/>
      <text:p text:style-name="Text_20_body">Lösung:</text:p>
      <text:p text:style-name="Text_20_body">???????????</text:p>
      <text:p text:style-name="Text_20_body">Hinweis: Datei einlesen</text:p>
      <text:p text:style-name="code">#include &lt;fstream&gt;<text:line-break/>...</text:p>
      <text:p text:style-name="code">ifstream fin("insert-into-input.txt");</text:p>
      <text:p text:style-name="code"/>
      <text:p text:style-name="code">while(!fin.eof()){</text:p>
      <text:p text:style-name="code"><text:tab/>string str;</text:p>
      <text:p text:style-name="code"><text:soft-page-break/><text:tab/>getline(fin, str);</text:p>
      <text:p text:style-name="code">...</text:p>
      <text:p text:style-name="code"/>
      <text:p text:style-name="Text_20_body"/>
      <text:p text:style-name="Text_20_body"/>
      <text:p text:style-name="Text_20_body"/>
      <text:h text:style-name="Heading_20_3" text:outline-level="3"><text:bookmark-start text:name="__RefHeading__2341_267592999"/>Aufgabe: regex-ip-anonym (u, m)<text:bookmark-end text:name="__RefHeading__2341_267592999"/></text:h>
      <text:p text:style-name="Text_20_body">Gegeben ist</text:p>
      <text:p text:style-name="code">// </text:p>
      <text:p text:style-name="code">// regex-ip-anonym.cpp</text:p>
      <text:p text:style-name="code">/*</text:p>
      <text:p text:style-name="code">g++ -I /media/informatik/APP/boost/include -L/media/informatik/APP/boost/lib <text:s/>regex-ip-anonym.cpp -o regex-ip-anonym.exe -l boost_regex</text:p>
      <text:p text:style-name="code">*/</text:p>
      <text:p text:style-name="code"/>
      <text:p text:style-name="code">#include &lt;boost/regex.hpp&gt; </text:p>
      <text:p text:style-name="code"/>
      <text:p text:style-name="code">#include &lt;iostream&gt;</text:p>
      <text:p text:style-name="code">#include &lt;string&gt;</text:p>
      <text:p text:style-name="code">using namespace std;</text:p>
      <text:p text:style-name="code"/>
      <text:p text:style-name="code">int main(){</text:p>
      <text:p text:style-name="code"/>
      <text:p text:style-name="code"><text:s text:c="2"/>cout &lt;&lt; endl;</text:p>
      <text:p text:style-name="code"><text:s text:c="2"/></text:p>
      <text:p text:style-name="code"><text:s text:c="2"/>string log="66.249.64.13 - - [18/Sep/2012:11:07:48 +1000] GET /robots.txt HTTP/1.0 200 468 - Googlebot/2.1\n"</text:p>
      <text:p text:style-name="code"><text:s text:c="13"/>"66.249.64.13 - - [18/Sep/2012:11:07:48 +1000] GET / HTTP/1.0 200 6433 - Googlebot/2.1";</text:p>
      <text:p text:style-name="code"/>
      <text:p text:style-name="code"><text:s text:c="2"/>cout &lt;&lt; log &lt;&lt; "\n\n";</text:p>
      <text:p text:style-name="code"/>
      <text:p text:style-name="code"><text:s text:c="2"/>// anonymize IPs</text:p>
      <text:p text:style-name="code"><text:s text:c="2"/><text:span text:style-name="T10">// ENTER CODE HERE ...</text:span></text:p>
      <text:p text:style-name="code"><text:s text:c="2"/></text:p>
      <text:p text:style-name="code"><text:s text:c="2"/></text:p>
      <text:p text:style-name="code"><text:s text:c="2"/>cout &lt;&lt; <text:s/>anonymizeLog &lt;&lt; endl;</text:p>
      <text:p text:style-name="code"/>
      <text:p text:style-name="code"><text:s text:c="2"/>cout &lt;&lt; endl;</text:p>
      <text:p text:style-name="code"><text:s text:c="2"/>return 0;</text:p>
      <text:p text:style-name="code">}</text:p>
      <text:p text:style-name="code"/>
      <text:p text:style-name="code">/*</text:p>
      <text:p text:style-name="code"><text:s/>* Ausgabe:</text:p>
      <text:p text:style-name="code">66.249.64.13 - - [18/Sep/2012:11:07:48 +1000] GET /robots.txt HTTP/1.0 200 468 - Googlebot/2.1</text:p>
      <text:p text:style-name="code">66.249.64.13 - - [18/Sep/2012:11:07:48 +1000] GET / HTTP/1.0 200 6433 - Googlebot/2.1</text:p>
      <text:p text:style-name="code"/>
      <text:p text:style-name="code">XXX.XXX.XXX.XXX - - [18/Sep/2012:11:07:48 +1000] GET /robots.txt HTTP/1.0 200 468 - Googlebot/2.1</text:p>
      <text:p text:style-name="code">XXX.XXX.XXX.XXX - - [18/Sep/2012:11:07:48 +1000] GET / HTTP/1.0 200 6433 <text:soft-page-break/>- Googlebot/2.1</text:p>
      <text:p text:style-name="code"/>
      <text:p text:style-name="code">*/</text:p>
      <text:p text:style-name="Text_20_body"/>
      <text:p text:style-name="Text_20_body"/>
      <text:h text:style-name="Heading_20_3" text:outline-level="3"><text:bookmark-start text:name="__RefHeading__2345_267592999"/>Aufgabe: regex-double (u,m)<text:bookmark-end text:name="__RefHeading__2345_267592999"/></text:h>
      <text:p text:style-name="code">// regex-double.cpp</text:p>
      <text:p text:style-name="code">// </text:p>
      <text:p text:style-name="code">/*</text:p>
      <text:p text:style-name="code">g++ -I /media/informatik/APP/boost/include -L/media/informatik/APP/boost/lib <text:s/>regex-double.cpp -o regex-double.exe -l boost_regex</text:p>
      <text:p text:style-name="code">*/</text:p>
      <text:p text:style-name="code"/>
      <text:p text:style-name="code">#include &lt;boost/regex.hpp&gt; </text:p>
      <text:p text:style-name="code"/>
      <text:p text:style-name="code">#include &lt;iostream&gt;</text:p>
      <text:p text:style-name="code">#include &lt;iomanip&gt;</text:p>
      <text:p text:style-name="code">#include &lt;string&gt;</text:p>
      <text:p text:style-name="code">using namespace std;</text:p>
      <text:p text:style-name="code"/>
      <text:p text:style-name="code"/>
      <text:p text:style-name="code">int main(){</text:p>
      <text:p text:style-name="code"/>
      <text:p text:style-name="code"><text:s text:c="2"/>cout &lt;&lt; endl;</text:p>
      <text:p text:style-name="code"/>
      <text:p text:style-name="code"><text:s text:c="2"/>string germanDoubles= "+0,85 -13,2 1,0 ,45 -13,7 1,03425 10134,25";</text:p>
      <text:p text:style-name="code"><text:s text:c="2"/>cout &lt;&lt; germanDoubles &lt;&lt; endl;</text:p>
      <text:p text:style-name="code"/>
      <text:p text:style-name="code"><text:s text:c="2"/>// replace "," with "."</text:p>
      <text:p text:style-name="code"><text:s text:c="2"/><text:span text:style-name="T10">// ENTER CODE HERE ............</text:span></text:p>
      <text:p text:style-name="code"/>
      <text:p text:style-name="code"><text:s text:c="2"/>cout &lt;&lt; englishDoubles &lt;&lt; endl;</text:p>
      <text:p text:style-name="code"/>
      <text:p text:style-name="code"><text:s text:c="2"/>cout &lt;&lt; endl;</text:p>
      <text:p text:style-name="code"><text:s text:c="2"/>return 0;</text:p>
      <text:p text:style-name="code">}</text:p>
      <text:p text:style-name="code"/>
      <text:p text:style-name="code">/*</text:p>
      <text:p text:style-name="code">Ausgabe:</text:p>
      <text:p text:style-name="code"/>
      <text:p text:style-name="code">+0,85 -13,2 1,0 ,45 -13,7 1,03425 10134,25</text:p>
      <text:p text:style-name="code">+0.85 -13.2 1.0 .45 -13.7 1.03425 10134.25</text:p>
      <text:p text:style-name="code"/>
      <text:p text:style-name="code">*/</text:p>
      <text:p text:style-name="Text_20_body"/>
      <text:p text:style-name="Text_20_body"/>
      <text:h text:style-name="Heading_20_3" text:outline-level="3"><text:bookmark-start text:name="__RefHeading__2821_267592999"/>Weitere Aufgaben: 02-ueben<text:bookmark-end text:name="__RefHeading__2821_267592999"/></text:h>
      <text:p text:style-name="Text_20_body"/>
      <text:h text:style-name="Heading_20_2" text:outline-level="2"><text:bookmark-start text:name="__RefHeading__2538_186705423"/><text:soft-page-break/>Netzwerkprogrammierung<text:bookmark-end text:name="__RefHeading__2538_186705423"/></text:h>
      <text:p text:style-name="Text_20_body"><text:a xlink:type="simple" xlink:href="http://www.boost.org/doc/libs/1_53_0/doc/html/boost_asio/tutorial/tutdaytime1.html">http://www.boost.org/doc/libs/1_53_0/doc/html/boost_asio/tutorial/tutdaytime1.html</text:a></text:p>
      <text:p text:style-name="Text_20_body"/>
      <text:p text:style-name="Text_20_body"/>
      <text:p text:style-name="P5"/>
      <text:h text:style-name="Heading_20_2" text:outline-level="2"><text:bookmark-start text:name="__RefHeading__1562_186705423"/>Boost-Smart Pointer<text:bookmark-end text:name="__RefHeading__1562_186705423"/></text:h>
      <text:p text:style-name="Text_20_body">Siehe CPP/##-smartpointer</text:p>
      <text:p text:style-name="Text_20_body"/>
      <text:p text:style-name="Text_20_body"/>
      <text:h text:style-name="Heading_20_2" text:outline-level="2"><text:bookmark-start text:name="__RefHeading__877_219908181"/>+C++11 Threads und Boost-Threads<text:bookmark-end text:name="__RefHeading__877_219908181"/></text:h>
      <text:p text:style-name="Text_20_body">Siehe CPP/##-cpp11</text:p>
      <text:p text:style-name="Text_20_body"/>
      <text:p text:style-name="P4">Aufgabe</text:p>
      <text:p text:style-name="Text_20_body">auch der C++11 Standard unterstützt threads. (Siehe: <text:s/>CPP/##-cpp11)</text:p>
      <text:p text:style-name="Text_20_body">bringen Sie die folgenden Programme unter dem C++11 Standard zum Laufen (also ohne die boost-lib)</text:p>
      <text:p text:style-name="Text_20_body"/>
      <text:p text:style-name="Text_20_body"/>
      <text:p text:style-name="Text_20_body">Hier nun die Boost-Threads:</text:p>
      <text:p text:style-name="Text_20_body">Threads sind quasi parallele Ausführungsteile in einem Programm. Durch die parallele Nutzung etwa verschiedener Prozessoren steigt (im Idealfall) die Ausführungsgeschwindigkeit.</text:p>
      <text:p text:style-name="Text_20_body"/>
      <text:p text:style-name="Text_20_body">Hier ein erstes Beispiel:</text:p>
      <text:p text:style-name="code">/* thread_01.cpp</text:p>
      <text:p text:style-name="code"><text:s/></text:p>
      <text:p text:style-name="code">g++ <text:s/>-I /opt/boost_1_52_0/ thread_01.cpp -o thread_01.exe \</text:p>
      <text:p text:style-name="code">-L /opt/boost_1_52_0/stage/lib -lboost_thread -lboost_system</text:p>
      <text:p text:style-name="code"><text:s/></text:p>
      <text:p text:style-name="code">export LD_LIBRARY_PATH=$LD_LIBRARY_PATH:/opt/boost_1_52_0/stage/lib</text:p>
      <text:p text:style-name="code"><text:s/></text:p>
      <text:p text:style-name="code">./thread_01.exe</text:p>
      <text:p text:style-name="code">*/</text:p>
      <text:p text:style-name="code"><text:s/></text:p>
      <text:p text:style-name="code">#include &lt;boost/thread.hpp&gt; </text:p>
      <text:p text:style-name="code">#include &lt;iostream&gt; </text:p>
      <text:p text:style-name="code"><text:s/></text:p>
      <text:p text:style-name="code">void wait(int seconds) { </text:p>
      <text:p text:style-name="code"><text:tab/>boost::this_thread::sleep(boost::posix_time::seconds(seconds)); </text:p>
      <text:p text:style-name="code">} </text:p>
      <text:p text:style-name="code"><text:s/></text:p>
      <text:p text:style-name="code"><text:s/></text:p>
      <text:p text:style-name="code">void run() { </text:p>
      <text:p text:style-name="code"><text:tab/>for (int i = 0; i &lt; 5; ++i) { </text:p>
      <text:p text:style-name="code"><text:tab/><text:tab/>wait(1); </text:p>
      <text:p text:style-name="code"><text:soft-page-break/><text:tab/><text:tab/>std::cout &lt;&lt; i &lt;&lt; std::endl; </text:p>
      <text:p text:style-name="code"><text:tab/>} </text:p>
      <text:p text:style-name="code">} </text:p>
      <text:p text:style-name="code"><text:s/></text:p>
      <text:p text:style-name="code">int main() { </text:p>
      <text:p text:style-name="code"><text:tab/>boost::thread thread1(run); </text:p>
      <text:p text:style-name="code"><text:s/></text:p>
      <text:p text:style-name="code"><text:tab/>thread1.join();</text:p>
      <text:p text:style-name="code"><text:s/></text:p>
      <text:p text:style-name="code"><text:tab/>return 0; </text:p>
      <text:p text:style-name="code">}</text:p>
      <text:p text:style-name="Text_20_body"/>
      <text:p text:style-name="Text_20_body">Merke</text:p>
      <text:p text:style-name="Text_20_body"/>
      <text:p text:style-name="code">g++ <text:s/>-I /opt/boost_1_52_0/ thread_01.cpp -o thread_01.exe \</text:p>
      <text:p text:style-name="code">-L /opt/boost_1_52_0/stage/lib -lboost_thread -lboost_system</text:p>
      <text:p text:style-name="code">export LD_LIBRARY_PATH=$LD_LIBRARY_PATH:/opt/boost_1_52_0/stage/lib</text:p>
      <text:p text:style-name="code">./thread_01.exe</text:p>
      <text:p text:style-name="Text_20_body"/>
      <text:p text:style-name="Text_20_body">Das nächste Beispiel zeigt die Methode interrupt()</text:p>
      <text:p text:style-name="Text_20_body"/>
      <text:p text:style-name="code">/* thread_02.cpp</text:p>
      <text:p text:style-name="code"><text:s/></text:p>
      <text:p text:style-name="code">g++ <text:s/>-I /opt/boost_1_52_0/ thread_02.cpp -o thread_02.exe -L /opt/boost_1_52_0/stage/lib -lboost_thread -lboost_system</text:p>
      <text:p text:style-name="code"><text:s/></text:p>
      <text:p text:style-name="code">export LD_LIBRARY_PATH=$LD_LIBRARY_PATH:/opt/boost_1_52_0/stage/lib</text:p>
      <text:p text:style-name="code"><text:s/></text:p>
      <text:p text:style-name="code">./thread_02.exe</text:p>
      <text:p text:style-name="code">*/</text:p>
      <text:p text:style-name="code"><text:s/></text:p>
      <text:p text:style-name="code">#include &lt;boost/thread.hpp&gt; </text:p>
      <text:p text:style-name="code">#include &lt;iostream&gt; </text:p>
      <text:p text:style-name="code"><text:s/></text:p>
      <text:p text:style-name="code">void wait(int seconds) { </text:p>
      <text:p text:style-name="code"><text:tab/>boost::this_thread::sleep(boost::posix_time::seconds(seconds)); </text:p>
      <text:p text:style-name="code">} </text:p>
      <text:p text:style-name="code"><text:s/></text:p>
      <text:p text:style-name="code"><text:s/></text:p>
      <text:p text:style-name="code">void run() { </text:p>
      <text:p text:style-name="code"><text:tab/>try{</text:p>
      <text:p text:style-name="code"><text:tab/><text:tab/>for (int i = 0; i &lt; 5; ++i) { </text:p>
      <text:p text:style-name="code"><text:tab/><text:tab/><text:tab/>wait(1); </text:p>
      <text:p text:style-name="code"><text:tab/><text:tab/><text:tab/>std::cout &lt;&lt; i &lt;&lt; std::endl; </text:p>
      <text:p text:style-name="code"><text:tab/><text:tab/>} </text:p>
      <text:p text:style-name="code"><text:tab/>}catch(boost::thread_interrupted&amp;){</text:p>
      <text:p text:style-name="code"><text:tab/><text:tab/>//todo</text:p>
      <text:p text:style-name="code"><text:tab/>}</text:p>
      <text:p text:style-name="code">} </text:p>
      <text:p text:style-name="code"><text:s/></text:p>
      <text:p text:style-name="code">int main() { </text:p>
      <text:p text:style-name="code"><text:tab/>boost::thread thread1(run); </text:p>
      <text:p text:style-name="code"><text:s/></text:p>
      <text:p text:style-name="code"><text:soft-page-break/><text:tab/>wait(3);</text:p>
      <text:p text:style-name="code"><text:tab/>thread1.interrupt();</text:p>
      <text:p text:style-name="code"><text:s/></text:p>
      <text:p text:style-name="code"><text:tab/>thread1.join();</text:p>
      <text:p text:style-name="code"><text:s/></text:p>
      <text:p text:style-name="code"><text:tab/>return 0; </text:p>
      <text:p text:style-name="code">}</text:p>
      <text:p text:style-name="Text_20_body"/>
      <text:p text:style-name="Text_20_body"/>
      <text:p text:style-name="Text_20_body">Synchronisation mittels Mutex</text:p>
      <text:p text:style-name="Text_20_body"/>
      <text:p text:style-name="Text_20_body">Um den Zugriff auf einen gemeinsamen Speicher (in unserem Beispiel der Zugriff auf cout) zu synchronisieren, kann man sogenannten gegenseitigen Ausschluss (mutual exclusion) verwenden. Hier ein Beispiel:</text:p>
      <text:p text:style-name="Text_20_body"/>
      <text:p text:style-name="code">/* thread_03.cpp</text:p>
      <text:p text:style-name="code"><text:s/></text:p>
      <text:p text:style-name="code">g++ <text:s/>-I /opt/boost_1_52_0/ thread_03.cpp -o thread_03.exe -L /opt/boost_1_52_0/stage/lib -lboost_thread -lboost_system</text:p>
      <text:p text:style-name="code"><text:s/></text:p>
      <text:p text:style-name="code">export LD_LIBRARY_PATH=$LD_LIBRARY_PATH:/opt/boost_1_52_0/stage/lib</text:p>
      <text:p text:style-name="code"><text:s/></text:p>
      <text:p text:style-name="code">./thread_03.exe</text:p>
      <text:p text:style-name="code">*/</text:p>
      <text:p text:style-name="code"><text:s/></text:p>
      <text:p text:style-name="code">#include &lt;boost/thread.hpp&gt; </text:p>
      <text:p text:style-name="code">#include &lt;iostream&gt; </text:p>
      <text:p text:style-name="code"><text:s/></text:p>
      <text:p text:style-name="code">void wait(int seconds) { </text:p>
      <text:p text:style-name="code"><text:tab/>boost::this_thread::sleep(boost::posix_time::seconds(seconds)); </text:p>
      <text:p text:style-name="code">} </text:p>
      <text:p text:style-name="code"><text:s/></text:p>
      <text:p text:style-name="code">boost::mutex mutex; </text:p>
      <text:p text:style-name="code"><text:s/></text:p>
      <text:p text:style-name="code">void run() { </text:p>
      <text:p text:style-name="code"><text:tab/>for (int i = 0; i &lt; 5; ++i) { </text:p>
      <text:p text:style-name="code"><text:tab/><text:tab/>wait(1); </text:p>
      <text:p text:style-name="code"><text:tab/><text:tab/>mutex.lock(); </text:p>
      <text:p text:style-name="code"><text:tab/><text:tab/>std::cout &lt;&lt; "Thread " &lt;&lt; boost::this_thread::get_id() &lt;&lt; ": ";</text:p>
      <text:p text:style-name="code"><text:tab/><text:tab/>std::cout &lt;&lt; i &lt;&lt; std::endl; </text:p>
      <text:p text:style-name="code"><text:tab/><text:tab/>mutex.unlock(); </text:p>
      <text:p text:style-name="code"><text:tab/>} </text:p>
      <text:p text:style-name="code">} </text:p>
      <text:p text:style-name="code"><text:s/></text:p>
      <text:p text:style-name="code">int main() { </text:p>
      <text:p text:style-name="code"><text:tab/>boost::thread t1(run); </text:p>
      <text:p text:style-name="code"><text:tab/>boost::thread t2(run); </text:p>
      <text:p text:style-name="code"><text:s/></text:p>
      <text:p text:style-name="code"><text:tab/>t1.join(); </text:p>
      <text:p text:style-name="code"><text:tab/>t2.join(); </text:p>
      <text:p text:style-name="code"><text:s/></text:p>
      <text:p text:style-name="code"><text:tab/>return 0;</text:p>
      <text:p text:style-name="code">}</text:p>
      <text:p text:style-name="code"><text:soft-page-break/></text:p>
      <text:p text:style-name="Text_20_body"/>
      <text:p text:style-name="Text_20_body"/>
      <text:p text:style-name="Text_20_body"/>
      <text:h text:style-name="Heading_20_2" text:outline-level="2"><text:bookmark-start text:name="__RefHeading__875_219908181"/>+Weitere Informationen:<text:bookmark-end text:name="__RefHeading__875_219908181"/></text:h>
      <text:h text:style-name="Heading_20_3" text:outline-level="3"><text:bookmark-start text:name="__RefHeading__2616_186705423"/>Boost Kurs aus IX-Heise<text:bookmark-end text:name="__RefHeading__2616_186705423"/></text:h>
      <text:p text:style-name="Text_20_body"><text:a xlink:type="simple" xlink:href="http://www.heise.de/ix/artikel/Schubkraft-506826.html"><text:span text:style-name="T8">Teil I: Allgemeine Eigenschaften, </text:span></text:a><text:a xlink:type="simple" xlink:href="http://www.heise.de/ix/artikel/Schubkraft-506826.html"><text:span text:style-name="T9">Shared Pointer</text:span></text:a><text:a xlink:type="simple" xlink:href="http://www.heise.de/ix/artikel/Schubkraft-506826.html"><text:span text:style-name="T8"> und Container-Klassen, Operatoren, Lizenzmodell</text:span></text:a></text:p>
      <text:p text:style-name="Text_20_body"><text:a xlink:type="simple" xlink:href="http://www.heise.de/ix/artikel/Startsignale-506832.html"><text:span text:style-name="T8">Teil II: Speicherung von Funktionszeigern und Objekten, </text:span></text:a><text:a xlink:type="simple" xlink:href="http://www.heise.de/ix/artikel/Startsignale-506832.html"><text:span text:style-name="T9">Thread-Programmierung</text:span></text:a><text:a xlink:type="simple" xlink:href="http://www.heise.de/ix/artikel/Startsignale-506832.html"><text:span text:style-name="T8">, Umgang mit Zeit-Ausdrücken</text:span></text:a></text:p>
      <text:p text:style-name="P5"><text:a xlink:type="simple" xlink:href="http://www.heise.de/ix/artikel/Warten-auf-den-Zufall-506846.html"><text:span text:style-name="T6">Teil III: Zufallszahlen, Serialisierung und </text:span></text:a><text:a xlink:type="simple" xlink:href="http://www.heise.de/ix/artikel/Warten-auf-den-Zufall-506846.html"><text:span text:style-name="T7">Netzwerkprogrammierung</text:span></text:a><text:span text:style-name="T10"> </text:span></text:p>
      <text:p text:style-name="Text_20_body">insbesondere:</text:p>
      <text:list xml:id="list1124707375682642888" text:style-name="L3">
        <text:list-item>
          <text:p text:style-name="P16">CPP:boost/smart pointer</text:p>
        </text:list-item>
        <text:list-item>
          <text:p text:style-name="P16">CPP:boost/threads</text:p>
        </text:list-item>
        <text:list-item>
          <text:p text:style-name="P16">CPP:boost/netzwerk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, Verdana, sans-serif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Nimbus Mono L" fo:font-size="11pt" fo:font-weight="bold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size="10pt" style:font-size-asian="10pt" style:font-name-complex="Courier New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="100%" fo:margin-left="1.27cm" fo:margin-right="0.635cm" fo:margin-top="0cm" fo:margin-bottom="0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="100%" fo:margin-left="1.27cm" fo:margin-right="0cm" fo:margin-top="0cm" fo:margin-bottom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style:shadow="none"/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CPP-Boost<text:tab/>Arbeitsunterlage</text:p>
      </style:header>
      <style:footer>
        <text:p text:style-name="Footer">Informatik<text:tab/><text:tab/><text:page-number text:select-page="current">20</text:page-number>/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creation-date>2013-02-14T18:03:11</meta:creation-date>
    <meta:editing-cycles>28</meta:editing-cycles>
    <meta:editing-duration>PT10H43M12S</meta:editing-duration>
    <dc:date>2013-11-14T15:12:33</dc:date>
    <dc:creator>Anton Hofmann</dc:creator>
    <meta:document-statistic meta:table-count="0" meta:image-count="0" meta:object-count="0" meta:page-count="20" meta:paragraph-count="718" meta:word-count="2494" meta:character-count="21091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informatik/.config/libreoffice/3/user/template/arbeitsunterlage.ott" meta:date="2013-02-14T18:03:08"/>
  </office:meta>
</office:document-meta>
</file>